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paragraph-rsid="004989e5"/>
    </style:style>
    <style:style style:name="P2" style:family="paragraph" style:parent-style-name="Standard">
      <style:text-properties fo:language="en" fo:country="US" officeooo:paragraph-rsid="004976b7"/>
    </style:style>
    <style:style style:name="P3" style:family="paragraph" style:parent-style-name="Standard">
      <style:text-properties fo:language="en" fo:country="US" officeooo:paragraph-rsid="0054e0df"/>
    </style:style>
    <style:style style:name="P4" style:family="paragraph" style:parent-style-name="Standard">
      <style:text-properties officeooo:paragraph-rsid="004976b7"/>
    </style:style>
    <style:style style:name="P5" style:family="paragraph" style:parent-style-name="Standard">
      <style:text-properties officeooo:paragraph-rsid="004989e5"/>
    </style:style>
    <style:style style:name="P6" style:family="paragraph" style:parent-style-name="Standard">
      <style:text-properties fo:font-variant="normal" fo:text-transform="none" fo:color="#222222" style:font-name="arial" fo:font-size="11pt" fo:letter-spacing="normal" fo:language="en" fo:country="US" fo:font-style="normal" fo:font-weight="normal" officeooo:rsid="005560de" officeooo:paragraph-rsid="005560de" style:font-size-asian="11pt" style:font-size-complex="11pt"/>
    </style:style>
    <style:style style:name="P7" style:family="paragraph" style:parent-style-name="Standard">
      <style:paragraph-properties fo:margin-left="0cm" fo:margin-right="0cm" fo:text-indent="0cm" style:auto-text-indent="false"/>
      <style:text-properties fo:language="en" fo:country="US"/>
    </style:style>
    <style:style style:name="P8" style:family="paragraph" style:parent-style-name="Standard">
      <style:paragraph-properties fo:margin-left="0cm" fo:margin-right="0cm" fo:text-indent="0cm" style:auto-text-indent="false"/>
      <style:text-properties fo:font-variant="normal" fo:text-transform="none" fo:color="#222222" style:font-name="arial" fo:font-size="11pt" fo:letter-spacing="normal" fo:language="en" fo:country="US" fo:font-style="normal" fo:font-weight="normal" style:font-size-asian="11pt" style:font-size-complex="11pt"/>
    </style:style>
    <style:style style:name="P9" style:family="paragraph" style:parent-style-name="Standard">
      <style:paragraph-properties fo:margin-left="0cm" fo:margin-right="0cm" fo:text-indent="0cm" style:auto-text-indent="false"/>
      <style:text-properties fo:font-variant="normal" fo:text-transform="none" fo:color="#222222" style:font-name="arial" fo:font-size="11pt" fo:letter-spacing="normal" fo:language="en" fo:country="US" fo:font-style="normal" fo:font-weight="normal" officeooo:rsid="004628a1" officeooo:paragraph-rsid="0054e0df" style:font-size-asian="11pt" style:font-size-complex="11pt"/>
    </style:style>
    <style:style style:name="P10" style:family="paragraph" style:parent-style-name="Standard">
      <style:paragraph-properties fo:margin-left="0cm" fo:margin-right="0cm" fo:text-indent="0cm" style:auto-text-indent="false"/>
      <style:text-properties fo:font-variant="normal" fo:text-transform="none" fo:color="#222222" style:font-name="arial" fo:font-size="11pt" fo:letter-spacing="normal" fo:language="en" fo:country="US" fo:font-style="normal" fo:font-weight="normal" officeooo:paragraph-rsid="0054e0df" style:font-size-asian="11pt" style:font-size-complex="11pt"/>
    </style:style>
    <style:style style:name="P11"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language="en" fo:country="US" fo:font-style="normal" fo:font-weight="normal" officeooo:paragraph-rsid="0054e0df"/>
    </style:style>
    <style:style style:name="P12" style:family="paragraph" style:parent-style-name="Code-like">
      <style:paragraph-properties fo:margin-left="1.251cm" fo:margin-right="0cm" fo:text-indent="0cm" style:auto-text-indent="false"/>
    </style:style>
    <style:style style:name="P13" style:family="paragraph" style:parent-style-name="Code-like">
      <style:paragraph-properties fo:margin-left="1.251cm" fo:margin-right="0cm" fo:text-indent="0cm" style:auto-text-indent="false"/>
      <style:text-properties fo:font-weight="bold" style:font-weight-asian="bold" style:font-weight-complex="bold"/>
    </style:style>
    <style:style style:name="P14" style:family="paragraph" style:parent-style-name="Standard" style:master-page-name="">
      <style:paragraph-properties fo:margin-left="0.7cm" fo:margin-right="0cm" fo:text-indent="0cm" style:auto-text-indent="false" style:page-number="auto"/>
      <style:text-properties officeooo:paragraph-rsid="0054e0df"/>
    </style:style>
    <style:style style:name="P15" style:family="paragraph" style:parent-style-name="Standard" style:master-page-name="">
      <style:paragraph-properties fo:margin-left="0.7cm" fo:margin-right="0cm" fo:text-indent="0cm" style:auto-text-indent="false" style:page-number="auto"/>
      <style:text-properties fo:font-variant="normal" fo:text-transform="none" fo:color="#222222" style:font-name="arial" fo:font-size="11pt" fo:letter-spacing="normal" fo:language="en" fo:country="US" fo:font-style="normal" fo:font-weight="normal" officeooo:paragraph-rsid="0054e0df" style:font-size-asian="11pt" style:font-size-complex="11pt"/>
    </style:style>
    <style:style style:name="P16" style:family="paragraph" style:parent-style-name="Code-like" style:master-page-name="">
      <style:paragraph-properties fo:margin-left="0.7cm" fo:margin-right="0cm" fo:text-indent="0cm" style:auto-text-indent="false" style:page-number="auto"/>
      <style:text-properties officeooo:paragraph-rsid="0054e0df"/>
    </style:style>
    <style:style style:name="P17" style:family="paragraph" style:parent-style-name="Standard">
      <style:paragraph-properties fo:margin-left="0.7cm" fo:margin-right="0cm" fo:text-indent="0cm" style:auto-text-indent="false"/>
      <style:text-properties fo:language="en" fo:country="US" officeooo:rsid="0054e0df" officeooo:paragraph-rsid="0054e0df"/>
    </style:style>
    <style:style style:name="P18" style:family="paragraph" style:parent-style-name="Title">
      <style:text-properties officeooo:paragraph-rsid="00506c65"/>
    </style:style>
    <style:style style:name="P19" style:family="paragraph" style:parent-style-name="Code-like">
      <style:text-properties fo:font-weight="bold" style:font-weight-asian="bold" style:font-weight-complex="bold"/>
    </style:style>
    <style:style style:name="P20" style:family="paragraph" style:parent-style-name="Code-like">
      <style:text-properties officeooo:paragraph-rsid="0054e0df"/>
    </style:style>
    <style:style style:name="P21" style:family="paragraph" style:parent-style-name="Text_20_body">
      <style:text-properties fo:language="en" fo:country="US" officeooo:rsid="004989e5" officeooo:paragraph-rsid="004989e5"/>
    </style:style>
    <style:style style:name="P22" style:family="paragraph" style:parent-style-name="Text_20_body">
      <style:text-properties officeooo:rsid="004989e5" officeooo:paragraph-rsid="004989e5"/>
    </style:style>
    <style:style style:name="P23" style:family="paragraph" style:parent-style-name="Text_20_body">
      <style:text-properties officeooo:rsid="0052dbdd" officeooo:paragraph-rsid="0054e0df"/>
    </style:style>
    <style:style style:name="P24" style:family="paragraph" style:parent-style-name="Text_20_body">
      <style:text-properties officeooo:rsid="0055e1d1" officeooo:paragraph-rsid="0055e1d1"/>
    </style:style>
    <style:style style:name="P25" style:family="paragraph" style:parent-style-name="Text_20_body">
      <style:text-properties officeooo:rsid="00577ff4" officeooo:paragraph-rsid="00577ff4"/>
    </style:style>
    <style:style style:name="P26" style:family="paragraph" style:parent-style-name="Standard">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Standard" style:list-style-name=""/>
    <style:style style:name="P30" style:family="paragraph" style:parent-style-name="Standard" style:list-style-name="L1"/>
    <style:style style:name="P31" style:family="paragraph" style:parent-style-name="Standard" style:list-style-name="L5">
      <style:text-properties officeooo:paragraph-rsid="0054e0df"/>
    </style:style>
    <style:style style:name="P32" style:family="paragraph" style:parent-style-name="Standard" style:list-style-name="L5">
      <style:paragraph-properties>
        <style:tab-stops>
          <style:tab-stop style:position="0.688cm"/>
        </style:tab-stops>
      </style:paragraph-properties>
      <style:text-properties officeooo:rsid="0051eb4a" officeooo:paragraph-rsid="0054e0df"/>
    </style:style>
    <style:style style:name="P33" style:family="paragraph" style:parent-style-name="Standard" style:list-style-name="L5">
      <style:text-properties fo:font-variant="normal" fo:text-transform="none" fo:color="#222222" style:font-name="arial" fo:font-size="11pt" fo:letter-spacing="normal" fo:language="en" fo:country="US" fo:font-style="normal" fo:font-weight="normal" officeooo:paragraph-rsid="0054e0df" style:font-size-asian="11pt" style:font-size-complex="11pt"/>
    </style:style>
    <style:style style:name="P34" style:family="paragraph" style:parent-style-name="Standard" style:list-style-name="L6">
      <style:text-properties fo:font-variant="normal" fo:text-transform="none" fo:color="#222222" style:font-name="arial" fo:font-size="11pt" fo:letter-spacing="normal" fo:language="en" fo:country="US" fo:font-style="normal" fo:font-weight="normal" officeooo:rsid="005560de" officeooo:paragraph-rsid="005560de" style:font-size-asian="11pt" style:font-size-complex="11pt"/>
    </style:style>
    <style:style style:name="P35" style:family="paragraph" style:parent-style-name="Standard" style:list-style-name="L6"/>
    <style:style style:name="P36" style:family="paragraph" style:parent-style-name="Standard" style:list-style-name="L7">
      <style:text-properties officeooo:paragraph-rsid="004989e5"/>
    </style:style>
    <style:style style:name="P37" style:family="paragraph" style:parent-style-name="Standard" style:list-style-name="L8"/>
    <style:style style:name="P38" style:family="paragraph" style:parent-style-name="Standard" style:list-style-name="L8">
      <style:text-properties style:font-name="Courier New1" fo:language="zxx" fo:country="none" style:language-asian="zxx" style:country-asian="none" style:language-complex="zxx" style:country-complex="none"/>
    </style:style>
    <style:style style:name="P39" style:family="paragraph" style:parent-style-name="Heading_20_1">
      <style:text-properties officeooo:rsid="004e08a7"/>
    </style:style>
    <style:style style:name="P40" style:family="paragraph" style:parent-style-name="Heading_20_1">
      <style:text-properties officeooo:paragraph-rsid="0057ec87"/>
    </style:style>
    <style:style style:name="P41" style:family="paragraph" style:parent-style-name="Heading_20_1">
      <style:paragraph-properties fo:break-before="page"/>
    </style:style>
    <style:style style:name="P42" style:family="paragraph" style:parent-style-name="Heading_20_2">
      <style:text-properties officeooo:rsid="00577ff4" officeooo:paragraph-rsid="00577ff4"/>
    </style:style>
    <style:style style:name="P43" style:family="paragraph" style:parent-style-name="Heading_20_2">
      <style:text-properties officeooo:paragraph-rsid="0054e0df"/>
    </style:style>
    <style:style style:name="P44" style:family="paragraph" style:parent-style-name="Heading_20_2">
      <style:text-properties officeooo:rsid="0059e0b2" officeooo:paragraph-rsid="0059e0b2"/>
    </style:style>
    <style:style style:name="P45" style:family="paragraph" style:parent-style-name="Heading_20_2">
      <style:text-properties officeooo:rsid="005560de" officeooo:paragraph-rsid="005560de"/>
    </style:style>
    <style:style style:name="P46" style:family="paragraph" style:parent-style-name="Heading_20_2">
      <style:text-properties officeooo:paragraph-rsid="005560de"/>
    </style:style>
    <style:style style:name="P47" style:family="paragraph" style:parent-style-name="Heading_20_2" style:list-style-name=""/>
    <style:style style:name="P48" style:family="paragraph" style:parent-style-name="Text_20_body" style:list-style-name="L2">
      <style:text-properties officeooo:rsid="004989e5" officeooo:paragraph-rsid="004989e5"/>
    </style:style>
    <style:style style:name="P49" style:family="paragraph" style:parent-style-name="Text_20_body" style:list-style-name="L2">
      <style:text-properties fo:language="en" fo:country="US" officeooo:rsid="004af9f0" officeooo:paragraph-rsid="004af9f0"/>
    </style:style>
    <style:style style:name="P50" style:family="paragraph" style:parent-style-name="Text_20_body" style:list-style-name="L3">
      <style:text-properties fo:language="en" fo:country="US" officeooo:rsid="0052dbdd" officeooo:paragraph-rsid="0054e0df" style:language-asian="zxx" style:country-asian="none" style:language-complex="zxx" style:country-complex="none"/>
    </style:style>
    <style:style style:name="P51" style:family="paragraph" style:parent-style-name="Text_20_body" style:list-style-name="L2">
      <style:text-properties officeooo:rsid="004af9f0" officeooo:paragraph-rsid="004af9f0"/>
    </style:style>
    <style:style style:name="P52" style:family="paragraph" style:parent-style-name="Text_20_body" style:list-style-name="L3">
      <style:text-properties officeooo:paragraph-rsid="0054e0df"/>
    </style:style>
    <style:style style:name="P53" style:family="paragraph" style:parent-style-name="Text_20_body" style:list-style-name="L9">
      <style:text-properties officeooo:rsid="005bb606" officeooo:paragraph-rsid="005bb606"/>
    </style:style>
    <style:style style:name="P54" style:family="paragraph" style:parent-style-name="Text_20_body" style:list-style-name="L9">
      <style:text-properties officeooo:rsid="005bb606" officeooo:paragraph-rsid="005d8343"/>
    </style:style>
    <style:style style:name="P55" style:family="paragraph" style:parent-style-name="Text_20_body" style:list-style-name="L9">
      <style:text-properties officeooo:rsid="005d8343" officeooo:paragraph-rsid="005d8343"/>
    </style:style>
    <style:style style:name="P56" style:family="paragraph" style:parent-style-name="Text_20_body" style:list-style-name="L4" style:master-page-name="">
      <style:paragraph-properties fo:margin-left="0.6cm" fo:margin-right="0cm" fo:margin-top="0cm" fo:margin-bottom="0.247cm" loext:contextual-spacing="false" fo:line-height="120%" fo:text-indent="-0.6cm" style:auto-text-indent="false" style:page-number="auto" style:shadow="none">
        <style:tab-stops>
          <style:tab-stop style:position="0.609cm"/>
        </style:tab-stops>
      </style:paragraph-properties>
      <style:text-properties officeooo:paragraph-rsid="0059e0b2"/>
    </style:style>
    <style:style style:name="P57" style:family="paragraph" style:parent-style-name="Text_20_body" style:list-style-name="L4">
      <style:paragraph-properties fo:margin-left="0.6cm" fo:margin-right="0cm" fo:margin-top="0cm" fo:margin-bottom="0.247cm" loext:contextual-spacing="false" fo:line-height="120%" fo:text-indent="-0.6cm" style:auto-text-indent="false" style:shadow="none">
        <style:tab-stops>
          <style:tab-stop style:position="0.609cm"/>
        </style:tab-stops>
      </style:paragraph-properties>
      <style:text-properties officeooo:paragraph-rsid="0059e0b2"/>
    </style:style>
    <style:style style:name="T1" style:family="text">
      <style:text-properties officeooo:rsid="004014dc"/>
    </style:style>
    <style:style style:name="T2" style:family="text">
      <style:text-properties officeooo:rsid="0042ebad"/>
    </style:style>
    <style:style style:name="T3" style:family="text">
      <style:text-properties fo:language="en" fo:country="US"/>
    </style:style>
    <style:style style:name="T4" style:family="text">
      <style:text-properties fo:language="en" fo:country="US" officeooo:rsid="00475632"/>
    </style:style>
    <style:style style:name="T5" style:family="text">
      <style:text-properties fo:language="en" fo:country="US" officeooo:rsid="004989e5"/>
    </style:style>
    <style:style style:name="T6" style:family="text">
      <style:text-properties fo:language="en" fo:country="US" officeooo:rsid="004af9f0"/>
    </style:style>
    <style:style style:name="T7" style:family="text">
      <style:text-properties fo:language="en" fo:country="US" officeooo:rsid="004c9694"/>
    </style:style>
    <style:style style:name="T8" style:family="text">
      <style:text-properties fo:language="en" fo:country="US" officeooo:rsid="004e08a7"/>
    </style:style>
    <style:style style:name="T9" style:family="text">
      <style:text-properties fo:language="en" fo:country="US" officeooo:rsid="0054e0df"/>
    </style:style>
    <style:style style:name="T10" style:family="text">
      <style:text-properties style:font-name="Courier New1"/>
    </style:style>
    <style:style style:name="T11" style:family="text">
      <style:text-properties style:font-name="Courier New1" fo:font-size="9pt" style:font-size-asian="9pt" style:language-asian="zxx" style:country-asian="none" style:font-size-complex="9pt" style:language-complex="zxx" style:country-complex="none"/>
    </style:style>
    <style:style style:name="T12" style:family="text">
      <style:text-properties style:font-name="Courier New1" fo:font-size="11pt" fo:language="zxx" fo:country="none" style:font-size-asian="11pt" style:language-asian="zxx" style:country-asian="none" style:font-size-complex="11pt" style:language-complex="zxx" style:country-complex="none"/>
    </style:style>
    <style:style style:name="T13" style:family="text">
      <style:text-properties style:font-name="Courier New1" fo:font-size="11pt" fo:language="zxx" fo:country="none" officeooo:rsid="0056ee61" style:font-size-asian="11pt" style:language-asian="zxx" style:country-asian="none" style:font-size-complex="11pt" style:language-complex="zxx" style:country-complex="none"/>
    </style:style>
    <style:style style:name="T14" style:family="text">
      <style:text-properties style:font-name="Courier New1" fo:font-size="11pt" fo:language="zxx" fo:country="none" style:text-underline-style="none" fo:background-color="#e8f2fe" loext:char-shading-value="0" style:font-size-asian="11pt" style:language-asian="zxx" style:country-asian="none" style:font-size-complex="11pt" style:language-complex="zxx" style:country-complex="none"/>
    </style:style>
    <style:style style:name="T15" style:family="text">
      <style:text-properties style:font-name="Courier New1" fo:language="zxx" fo:country="none" style:language-asian="zxx" style:country-asian="none" style:language-complex="zxx" style:country-complex="none"/>
    </style:style>
    <style:style style:name="T16" style:family="text">
      <style:text-properties style:font-name="Courier New1" fo:language="zxx" fo:country="none" officeooo:rsid="004628a1" style:language-asian="zxx" style:country-asian="none" style:language-complex="zxx" style:country-complex="none"/>
    </style:style>
    <style:style style:name="T17" style:family="text">
      <style:text-properties style:font-name="Courier New1" fo:language="zxx" fo:country="none" officeooo:rsid="0052dbdd" style:language-asian="zxx" style:country-asian="none" style:language-complex="zxx" style:country-complex="none"/>
    </style:style>
    <style:style style:name="T18" style:family="text">
      <style:text-properties style:font-name="Courier New1" fo:language="zxx" fo:country="none" officeooo:rsid="0055e1d1" style:language-asian="zxx" style:country-asian="none" style:language-complex="zxx" style:country-complex="none"/>
    </style:style>
    <style:style style:name="T19" style:family="text">
      <style:text-properties style:font-name="Courier New1" fo:language="zxx" fo:country="none" officeooo:rsid="0059e0b2" style:language-asian="zxx" style:country-asian="none" style:language-complex="zxx" style:country-complex="none"/>
    </style:style>
    <style:style style:name="T20" style:family="text">
      <style:text-properties officeooo:rsid="004628a1"/>
    </style:style>
    <style:style style:name="T21" style:family="text">
      <style:text-properties officeooo:rsid="00489c01"/>
    </style:style>
    <style:style style:name="T22" style:family="text">
      <style:text-properties officeooo:rsid="004989e5"/>
    </style:style>
    <style:style style:name="T23" style:family="text">
      <style:text-properties officeooo:rsid="004c9694"/>
    </style:style>
    <style:style style:name="T24" style:family="text">
      <style:text-properties officeooo:rsid="004e08a7"/>
    </style:style>
    <style:style style:name="T25" style:family="text">
      <style:text-properties fo:language="zxx" fo:country="none"/>
    </style:style>
    <style:style style:name="T26" style:family="text">
      <style:text-properties fo:language="zxx" fo:country="none" style:language-asian="zxx" style:country-asian="none" style:language-complex="zxx" style:country-complex="none"/>
    </style:style>
    <style:style style:name="T27" style:family="text">
      <style:text-properties fo:language="zxx" fo:country="none" officeooo:rsid="0052dbdd" style:language-asian="zxx" style:country-asian="none" style:language-complex="zxx" style:country-complex="none"/>
    </style:style>
    <style:style style:name="T28" style:family="text">
      <style:text-properties fo:language="zxx" fo:country="none" officeooo:rsid="0059e0b2" style:language-asian="zxx" style:country-asian="none" style:language-complex="zxx" style:country-complex="none"/>
    </style:style>
    <style:style style:name="T29" style:family="text">
      <style:text-properties officeooo:rsid="004ffeed"/>
    </style:style>
    <style:style style:name="T30" style:family="text">
      <style:text-properties fo:font-variant="normal" fo:text-transform="none" fo:color="#222222" style:font-name="arial" fo:font-size="11pt" fo:letter-spacing="normal" fo:language="en" fo:country="US" fo:font-style="normal" fo:font-weight="normal" style:font-size-asian="11pt" style:font-size-complex="11pt"/>
    </style:style>
    <style:style style:name="T31" style:family="text">
      <style:text-properties fo:font-variant="normal" fo:text-transform="none" fo:color="#222222" style:font-name="arial" fo:font-size="11pt" fo:letter-spacing="normal" fo:language="en" fo:country="US" fo:font-style="normal" fo:font-weight="normal" officeooo:rsid="00489c01" style:font-size-asian="11pt" style:font-size-complex="11pt"/>
    </style:style>
    <style:style style:name="T32" style:family="text">
      <style:text-properties fo:font-variant="normal" fo:text-transform="none" fo:color="#222222" style:font-name="arial" fo:font-size="11pt" fo:letter-spacing="normal" fo:language="en" fo:country="US" fo:font-style="normal" fo:font-weight="normal" officeooo:rsid="004628a1" style:font-size-asian="11pt" style:font-size-complex="11pt"/>
    </style:style>
    <style:style style:name="T33" style:family="text">
      <style:text-properties fo:font-variant="normal" fo:text-transform="none" fo:color="#222222" style:font-name="arial" fo:font-size="11pt" fo:letter-spacing="normal" fo:language="en" fo:country="US" fo:font-style="normal" fo:font-weight="normal" officeooo:rsid="0054e0df" style:font-size-asian="11pt" style:font-size-complex="11pt"/>
    </style:style>
    <style:style style:name="T34" style:family="text">
      <style:text-properties fo:font-variant="normal" fo:text-transform="none" fo:color="#222222" style:font-name="arial" fo:font-size="11pt" fo:letter-spacing="normal" fo:language="en" fo:country="US" fo:font-style="normal" fo:font-weight="normal" officeooo:rsid="004014dc" style:font-size-asian="11pt" style:font-size-complex="11pt"/>
    </style:style>
    <style:style style:name="T35" style:family="text">
      <style:text-properties fo:font-variant="normal" fo:text-transform="none" fo:color="#222222" style:font-name="arial" fo:font-size="11pt" fo:letter-spacing="normal" fo:language="en" fo:country="US" fo:font-style="normal" fo:font-weight="normal" officeooo:rsid="004e08a7" style:font-size-asian="11pt" style:font-size-complex="11pt"/>
    </style:style>
    <style:style style:name="T36" style:family="text">
      <style:text-properties fo:font-variant="normal" fo:text-transform="none" fo:color="#222222" style:font-name="arial" fo:font-size="11pt" fo:letter-spacing="normal" fo:language="en" fo:country="US" fo:font-style="normal" fo:font-weight="normal" officeooo:rsid="004c9694" style:font-size-asian="11pt" style:font-size-complex="11pt"/>
    </style:style>
    <style:style style:name="T37" style:family="text">
      <style:text-properties fo:font-variant="normal" fo:text-transform="none" fo:color="#222222" style:font-name="arial" fo:font-size="11pt" fo:letter-spacing="normal" fo:language="en" fo:country="US" fo:font-style="normal" fo:font-weight="normal" officeooo:rsid="005560de" style:font-size-asian="11pt" style:font-size-complex="11pt"/>
    </style:style>
    <style:style style:name="T38" style:family="text">
      <style:text-properties fo:font-variant="normal" fo:text-transform="none" fo:color="#222222" style:font-name="Courier New1" fo:font-size="11pt" fo:letter-spacing="normal" fo:language="zxx" fo:country="none" fo:font-style="normal" fo:font-weight="normal" style:font-size-asian="11pt" style:language-asian="zxx" style:country-asian="none" style:font-size-complex="11pt" style:language-complex="zxx" style:country-complex="none"/>
    </style:style>
    <style:style style:name="T39" style:family="text">
      <style:text-properties fo:font-variant="normal" fo:text-transform="none" fo:color="#222222" style:font-name="Courier New1" fo:font-size="11pt" fo:letter-spacing="normal" fo:language="zxx" fo:country="none" fo:font-style="normal" fo:font-weight="normal" officeooo:rsid="004628a1" style:font-size-asian="11pt" style:language-asian="zxx" style:country-asian="none" style:font-size-complex="11pt" style:language-complex="zxx" style:country-complex="none"/>
    </style:style>
    <style:style style:name="T40" style:family="text">
      <style:text-properties fo:font-variant="normal" fo:text-transform="none" fo:color="#222222" style:font-name="Courier New1" fo:font-size="11pt" fo:letter-spacing="normal" fo:language="en" fo:country="US" fo:font-style="normal" fo:font-weight="normal" officeooo:rsid="004628a1" style:font-size-asian="11pt" style:font-size-complex="11pt"/>
    </style:style>
    <style:style style:name="T41" style:family="text">
      <style:text-properties officeooo:rsid="0052dbdd"/>
    </style:style>
    <style:style style:name="T42" style:family="text">
      <style:text-properties officeooo:rsid="0054e0df"/>
    </style:style>
    <style:style style:name="T43" style:family="text">
      <style:text-properties officeooo:rsid="005560de"/>
    </style:style>
    <style:style style:name="T44" style:family="text">
      <style:text-properties officeooo:rsid="0055e1d1"/>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officeooo:rsid="0057835f"/>
    </style:style>
    <style:style style:name="T48" style:family="text">
      <style:text-properties officeooo:rsid="0059e0b2"/>
    </style:style>
    <style:style style:name="T49" style:family="text">
      <style:text-properties fo:color="#000000" style:font-name="Courier New1" fo:font-size="11pt" fo:language="zxx" fo:country="none" style:text-underline-style="none" fo:background-color="#e8f2fe" loext:char-shading-value="0" style:font-size-asian="11pt" style:language-asian="zxx" style:country-asian="none" style:font-size-complex="11pt" style:language-complex="zxx" style:country-complex="none"/>
    </style:style>
    <style:style style:name="T50" style:family="text">
      <style:text-properties officeooo:rsid="005d834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CS stack “How To” fi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619_141333277" text:style-name="Index_20_Link" text:visited-style-name="Index_20_Link">General<text:tab/>1</text:a></text:p>
          <text:p text:style-name="P28"><text:a xlink:type="simple" xlink:href="#__RefHeading__579_1247741733" text:style-name="Index_20_Link" text:visited-style-name="Index_20_Link">Important!<text:tab/>1</text:a></text:p>
          <text:p text:style-name="P28"><text:a xlink:type="simple" xlink:href="#__RefHeading__615_141333277" text:style-name="Index_20_Link" text:visited-style-name="Index_20_Link">Debug the stack<text:tab/>1</text:a></text:p>
          <text:p text:style-name="P28"><text:a xlink:type="simple" xlink:href="#__RefHeading__160_567209224" text:style-name="Index_20_Link" text:visited-style-name="Index_20_Link">Trace the stack<text:tab/>1</text:a></text:p>
          <text:p text:style-name="P27"><text:a xlink:type="simple" xlink:href="#__RefHeading__621_141333277" text:style-name="Index_20_Link" text:visited-style-name="Index_20_Link">Security<text:tab/>2</text:a></text:p>
          <text:p text:style-name="P28"><text:a xlink:type="simple" xlink:href="#__RefHeading__617_141333277" text:style-name="Index_20_Link" text:visited-style-name="Index_20_Link">Tools<text:tab/>2</text:a></text:p>
          <text:p text:style-name="P28"><text:a xlink:type="simple" xlink:href="#__RefHeading__944_141333277" text:style-name="Index_20_Link" text:visited-style-name="Index_20_Link">Building the validator library<text:tab/>2</text:a></text:p>
          <text:p text:style-name="P28"><text:a xlink:type="simple" xlink:href="#__RefHeading__166_567209224" text:style-name="Index_20_Link" text:visited-style-name="Index_20_Link">Building the iaritool application<text:tab/>2</text:a></text:p>
          <text:p text:style-name="P28"><text:a xlink:type="simple" xlink:href="#__RefHeading__591_1247741733" text:style-name="Index_20_Link" text:visited-style-name="Index_20_Link">Generating the security keys<text:tab/>2</text:a></text:p>
          <text:p text:style-name="P28"><text:a xlink:type="simple" xlink:href="#__RefHeading__946_141333277" text:style-name="Index_20_Link" text:visited-style-name="Index_20_Link">Generating the IARI Authorization XML file<text:tab/>2</text:a></text:p>
          <text:p text:style-name="P28"><text:a xlink:type="simple" xlink:href="#__RefHeading__581_1247741733" text:style-name="Index_20_Link" text:visited-style-name="Index_20_Link">Test the security test app installation<text:tab/>1</text:a></text:p>
          <text:p text:style-name="P28"><text:a xlink:type="simple" xlink:href="#__RefHeading__583_1247741733" text:style-name="Index_20_Link" text:visited-style-name="Index_20_Link">Start/debug the security test app<text:tab/>1</text:a></text:p>
          <text:p text:style-name="P28"><text:a xlink:type="simple" xlink:href="#__RefHeading__164_567209224" text:style-name="Index_20_Link" text:visited-style-name="Index_20_Link">Using security keys<text:tab/>1</text:a></text:p>
        </text:index-body>
      </text:table-of-content>
      <text:h text:style-name="P29" text:outline-level="1"/>
      <text:h text:style-name="P39" text:outline-level="1"><text:bookmark-start text:name="__RefHeading__619_141333277"/>General<text:bookmark-end text:name="__RefHeading__619_141333277"/></text:h>
      <text:h text:style-name="P42" text:outline-level="2"><text:bookmark-start text:name="__RefHeading__579_1247741733"/>Important!<text:bookmark-end text:name="__RefHeading__579_1247741733"/></text:h>
      <text:p text:style-name="P25">After each installation of the stack's CORE: always <text:span text:style-name="T46">uncheck</text:span><text:span text:style-name="T45"> then </text:span><text:span text:style-name="T46">re-check</text:span> the “Joyn service” checkbox from “Joyn settings” app to be sure the service is <text:span text:style-name="T47">really </text:span>on.</text:p>
      <text:h text:style-name="Heading_20_2" text:outline-level="2"><text:bookmark-start text:name="__RefHeading__615_141333277"/>Debug the stack<text:bookmark-end text:name="__RefHeading__615_141333277"/></text:h>
      <text:list xml:id="list1645965545056774834" text:style-name="L1">
        <text:list-item>
          <text:p text:style-name="P30">not possible (TBV)</text:p>
        </text:list-item>
      </text:list>
      <text:h text:style-name="Heading_20_2" text:outline-level="2"><text:bookmark-start text:name="__RefHeading__160_567209224"/>Trace the stack<text:bookmark-end text:name="__RefHeading__160_567209224"/></text:h>
      <text:p text:style-name="P21">From Eclipse</text:p>
      <text:list xml:id="list91658669167836" text:continue-numbering="true" text:style-name="L1">
        <text:list-item>
          <text:p text:style-name="P30"><text:span text:style-name="T24">Ri</text:span>ght click the project</text:p>
        </text:list-item>
        <text:list-item>
          <text:p text:style-name="P30"><text:span text:style-name="T24">Choose “</text:span><text:span text:style-name="T10">run as Android application</text:span>”</text:p>
        </text:list-item>
        <text:list-item>
          <text:p text:style-name="P30">Important: uncheck <text:span text:style-name="T24">then </text:span>re-check the “Joyn service” checkbox to be sure <text:span text:style-name="T47">you are running </text:span>the new version</text:p>
        </text:list-item>
        <text:list-item>
          <text:p text:style-name="P30"><text:span text:style-name="T24">R</text:span>ead traces <text:span text:style-name="T24">using</text:span> logcat</text:p>
        </text:list-item>
      </text:list>
      <text:p text:style-name="Standard"/>
      <text:p text:style-name="P26"/>
      <text:h text:style-name="P40" text:outline-level="1"><text:bookmark-start text:name="__RefHeading__621_141333277"/>Security<text:bookmark-end text:name="__RefHeading__621_141333277"/></text:h>
      <text:h text:style-name="Heading_20_2" text:outline-level="2"><text:bookmark-start text:name="__RefHeading__617_141333277"/>Tools<text:bookmark-end text:name="__RefHeading__617_141333277"/></text:h>
      <text:p text:style-name="P22"><text:span text:style-name="T3">Useful tools </text:span><text:span text:style-name="T6">for security objects creation, inspection and manipulation.</text:span></text:p>
      <text:list xml:id="list7680532656686112149" text:style-name="L2">
        <text:list-item>
          <text:p text:style-name="P48"><text:span text:style-name="T26">portecle</text:span><text:span text:style-name="T3">: </text:span><text:a xlink:type="simple" xlink:href="http://portecle.sourceforge.net/" text:style-name="Internet_20_link" text:visited-style-name="Visited_20_Internet_20_Link">http://portecle.sourceforge.net/</text:a><text:span text:style-name="T3"> </text:span></text:p>
        </text:list-item>
        <text:list-item>
          <text:p text:style-name="P49"><text:span text:style-name="T26">keytool</text:span>: JDK tool</text:p>
        </text:list-item>
        <text:list-item>
          <text:p text:style-name="P51"><text:span text:style-name="T26">iaritool</text:span><text:span text:style-name="T3">: RCS too</text:span><text:span text:style-name="T7">l</text:span><text:span text:style-name="T3"> (source under </text:span><text:span text:style-name="T26">iari-tag-util</text:span><text:span text:style-name="T3"> </text:span><text:span text:style-name="T8">sub-project</text:span><text:span text:style-name="T3">)</text:span></text:p>
        </text:list-item>
      </text:list>
      <text:h text:style-name="P43" text:outline-level="2"><text:bookmark-start text:name="__RefHeading__944_141333277"/>Building the <text:span text:style-name="T15">validator</text:span> library<text:bookmark-end text:name="__RefHeading__944_141333277"/></text:h>
      <text:list xml:id="list1207343622655133503" text:style-name="L3">
        <text:list-item>
          <text:p text:style-name="P52"><text:span text:style-name="T41">Open the </text:span><text:span text:style-name="T17">RCSJTA_tools/tag-auth-validator</text:span><text:span text:style-name="T27"> </text:span><text:span text:style-name="T41">project,<text:line-break/>source from</text:span><text:span text:style-name="T17"> ...\git\rcsjta\tools\security\tag-auth-validator</text:span></text:p>
        </text:list-item>
        <text:list-item>
          <text:p text:style-name="P50">Run the ant default task (jar)</text:p>
        </text:list-item>
      </text:list>
      <text:h text:style-name="P43" text:outline-level="2"><text:bookmark-start text:name="__RefHeading__166_567209224"/>Building the <text:span text:style-name="T15">iaritool</text:span> application<text:bookmark-end text:name="__RefHeading__166_567209224"/></text:h>
      <text:p text:style-name="P23">Requirement: the <text:span text:style-name="T26">validator</text:span> library</text:p>
      <text:list xml:id="list91658675171436" text:continue-list="list1207343622655133503" text:style-name="L3">
        <text:list-item text:start-value="1">
          <text:p text:style-name="P52"><text:span text:style-name="T41">Open the </text:span><text:span text:style-name="T17">RCSJTA_tools/tag-auth-util</text:span><text:span text:style-name="T27"> </text:span><text:span text:style-name="T41">project,<text:line-break/>source from</text:span><text:span text:style-name="T17"> ...\git\rcsjta\tools\security\tag-auth-util</text:span></text:p>
        </text:list-item>
        <text:list-item>
          <text:p text:style-name="P50">Run the ant default task (<text:span text:style-name="T25">iarivalidator</text:span>)</text:p>
        </text:list-item>
      </text:list>
      <text:h text:style-name="P44" text:outline-level="2"><text:bookmark-start text:name="__RefHeading__591_1247741733"/>Generating the security keys<text:bookmark-end text:name="__RefHeading__591_1247741733"/></text:h>
      <text:list xml:id="list555733505721721861" text:style-name="L4">
        <text:list-item text:start-value="1">
          <text:p text:style-name="P56"><text:span text:style-name="T48">Go to the directory </text:span><text:span text:style-name="T17">\git\rcsjta\tools\security\tag-auth-util</text:span><text:span text:style-name="T19">\test\keys</text:span></text:p>
        </text:list-item>
        <text:list-item>
          <text:p text:style-name="P57"><text:span text:style-name="T26">Only files beginnin</text:span><text:span text:style-name="T28">g</text:span><text:span text:style-name="T26"> with "_" (underscore) </text:span><text:span text:style-name="T28">are necessary, others are generated</text:span></text:p>
        </text:list-item>
        <text:list-item>
          <text:p text:style-name="P57"><text:span text:style-name="T28">The </text:span><text:span text:style-name="T17">_</text:span><text:span text:style-name="T19">create-keys.sh</text:span><text:span text:style-name="T28"> file has two lines beginning with "</text:span><text:span text:style-name="T49">openssl</text:span><text:span text:style-name="T14"> x509</text:span><text:span text:style-name="T28">" (around line #35). Only one must be active (comment the other). The active line determine if you are generating keys for range test (2nd party app) or for standalone test (3rd party app).</text:span></text:p>
        </text:list-item>
        <text:list-item>
          <text:p text:style-name="P57"><text:span text:style-name="T28">Simply run the </text:span><text:span text:style-name="T17">_</text:span><text:span text:style-name="T19">create-keys.sh</text:span><text:span text:style-name="T28"> file</text:span></text:p>
        </text:list-item>
      </text:list>
      <text:h text:style-name="P43" text:outline-level="2"><text:bookmark-start text:name="__RefHeading__946_141333277"/>Generat<text:span text:style-name="T29">ing</text:span> the IARI Authorization XML file<text:bookmark-end text:name="__RefHeading__946_141333277"/></text:h>
      <text:p text:style-name="P3"><text:span text:style-name="T41">Requirements: the </text:span><text:span text:style-name="T27">validator</text:span><text:span text:style-name="T41"> library</text:span></text:p>
      <text:p text:style-name="P11"/>
      <text:list xml:id="list2441604110798648970" text:style-name="L5">
        <text:list-item>
          <text:p text:style-name="P32">check that security keys have been generated.</text:p>
        </text:list-item>
      </text:list>
      <text:p text:style-name="P14"/>
      <text:list xml:id="list91658680151862" text:continue-numbering="true" text:style-name="L5">
        <text:list-item>
          <text:p text:style-name="P31">run<text:span text:style-name="T11"> </text:span><text:span text:style-name="T12">tag-auth-util/test/range-</text:span><text:span text:style-name="T13">sign</text:span><text:span text:style-name="T12">-test.sh</text:span></text:p>
        </text:list-item>
      </text:list>
      <text:p text:style-name="P10"/>
      <text:p text:style-name="P15">This generates the IARI <text:span text:style-name="T29">authorization</text:span> document for this test. You will see that the <text:span text:style-name="T10">&lt;package‑signer&gt; </text:span>element has extracted that certificate fingerprint (above) from the <text:span text:style-name="T15">packag</text:span><text:span text:style-name="T16">e‑</text:span><text:span text:style-name="T15">signer.jks</text:span> and put that into the IARI <text:span text:style-name="T29">authorization</text:span> document.</text:p>
      <text:p text:style-name="P10"/>
      <text:list xml:id="list91658682158552" text:continue-numbering="true" text:style-name="L5">
        <text:list-item>
          <text:p text:style-name="P31"><text:span text:style-name="T30">Push the </text:span><text:span text:style-name="T31">IARI authorization document </text:span><text:span text:style-name="T30">to the device:</text:span></text:p>
        </text:list-item>
      </text:list>
      <text:p text:style-name="P9"/>
      <text:p text:style-name="P16"><text:span text:style-name="T20">adb push </text:span>iari-range-authorization.xml <text:s/>/<text:span text:style-name="T20">sdcard/</text:span></text:p>
      <text:p text:style-name="P20"><text:soft-page-break/></text:p>
      <text:list xml:id="list91658684152801" text:continue-numbering="true" text:style-name="L5">
        <text:list-item>
          <text:p text:style-name="P31"><text:span text:style-name="T30">Add the package signer fingerprint to the </text:span><text:span text:style-name="T38">tag-auth-sample</text:span><text:span text:style-name="T30"> test example </text:span><text:span text:style-name="T32">(</text:span><text:span text:style-name="T39">onCreate@MainActivity.java</text:span><text:span text:style-name="T32">)</text:span><text:span text:style-name="T30">. </text:span></text:p>
        </text:list-item>
      </text:list>
      <text:p text:style-name="P15">In the real system this is the fingerprint of the signing certificate for the package, and would be obtained by calling the package manager. However, in this test we don't have any package installed and so it is hard-coded in the example.</text:p>
      <text:p text:style-name="P10"/>
      <text:list xml:id="list91658685142821" text:continue-numbering="true" text:style-name="L5">
        <text:list-item>
          <text:p text:style-name="P33">Build and run the app</text:p>
        </text:list-item>
      </text:list>
      <text:p text:style-name="P14"><text:span text:style-name="T33">I</text:span><text:span text:style-name="T32">f </text:span><text:span text:style-name="T33">OK</text:span><text:span text:style-name="T32">, it must display a simple:</text:span><text:span text:style-name="T40"> result = true</text:span><text:span text:style-name="T3">. Ever</text:span><text:span text:style-name="T9">ything else would indicate an error.</text:span></text:p>
      <text:p text:style-name="P17"/>
      <text:h text:style-name="P45" text:outline-level="2"><text:bookmark-start text:name="__RefHeading__581_1247741733"/>Test <text:span text:style-name="T42">the </text:span>security <text:span text:style-name="T2">test app </text:span>installation<text:bookmark-end text:name="__RefHeading__581_1247741733"/></text:h>
      <text:p text:style-name="Standard"><text:bookmark-start text:name="__RefHeading__162_567209224"/><text:span text:style-name="T35">U</text:span><text:span text:style-name="T34">ninstall the </text:span><text:span text:style-name="T37">test </text:span><text:span text:style-name="T34">app from the device </text:span><text:span text:style-name="T36">in order to force its installation </text:span><text:span text:style-name="T37">(Parameters/application on the device)</text:span><text:bookmark-end text:name="__RefHeading__162_567209224"/></text:p>
      <text:p text:style-name="P6">Manually prepare the environment:</text:p>
      <text:list xml:id="list8392957732486628627" text:style-name="L6">
        <text:list-item>
          <text:p text:style-name="P35">copy <text:span text:style-name="T43">to</text:span> <text:span text:style-name="T15">/sdcard</text:span> (mobile) the <text:span text:style-name="T15">IARI-authorization.xml</text:span> and <text:span text:style-name="T15">range-root-trustore.bks</text:span> files</text:p>
        </text:list-item>
        <text:list-item>
          <text:p text:style-name="P34">uninstall the application</text:p>
          <text:p text:style-name="P34"/>
        </text:list-item>
      </text:list>
      <text:h text:style-name="P46" text:outline-level="2"><text:bookmark-start text:name="__RefHeading__583_1247741733"/><text:span text:style-name="T1">Start/debug</text:span> <text:span text:style-name="T42">the </text:span>security <text:span text:style-name="T2">test app</text:span><text:bookmark-end text:name="__RefHeading__583_1247741733"/></text:h>
      <text:p text:style-name="P24">This application <text:span text:style-name="T15">RCSJTA_tools/security/SecurityDemoAndroid</text:span></text:p>
      <text:p text:style-name="P5">In both cases: </text:p>
      <text:list xml:id="list2613531973994344681" text:style-name="L7">
        <text:list-item>
          <text:p text:style-name="P36"><text:span text:style-name="T24">U</text:span>ninstall <text:span text:style-name="T23">first</text:span> the app from the device <text:span text:style-name="T23">in order to force its installation</text:span></text:p>
        </text:list-item>
      </text:list>
      <text:p text:style-name="Standard"/>
      <text:p text:style-name="P5"><text:span text:style-name="T22">From Eclipse, in d</text:span>ev mode</text:p>
      <text:list xml:id="list3384370705660662867" text:style-name="L8">
        <text:list-item>
          <text:p text:style-name="P37">Better to clean up the project</text:p>
        </text:list-item>
        <text:list-item>
          <text:p text:style-name="P37">Simply right click on the project, run or debug as Android app...</text:p>
        </text:list-item>
      </text:list>
      <text:p text:style-name="Standard"/>
      <text:p text:style-name="Standard"><text:span text:style-name="T22">From Eclipse, in r</text:span>elease mode (signed)</text:p>
      <text:list xml:id="list91658692158126" text:continue-numbering="true" text:style-name="L8">
        <text:list-item>
          <text:p text:style-name="P37">copy <text:span text:style-name="T43">to</text:span> <text:span text:style-name="T15">/sdcard</text:span> (mobile) the <text:span text:style-name="T15">IARI-authorization.xml</text:span> and <text:span text:style-name="T15">range-root-trustore.bks</text:span> files</text:p>
        </text:list-item>
        <text:list-item>
          <text:p text:style-name="P37">uninstall the application</text:p>
        </text:list-item>
        <text:list-item>
          <text:p text:style-name="P37">generate and sign the app (right click on <text:span text:style-name="T15">project/Andoid tools/Export as signed package</text:span><text:span text:style-name="T42">)</text:span></text:p>
        </text:list-item>
        <text:list-item>
          <text:p text:style-name="P37">use <text:span text:style-name="T44">the </text:span>package signer <text:span text:style-name="T48">keystore (</text:span><text:span text:style-name="T18">tag-auth-</text:span><text:span text:style-name="T19">u</text:span><text:span text:style-name="T18">til/test/keys/package‑signer.jks</text:span><text:span text:style-name="T44">) to </text:span>sign the package</text:p>
        </text:list-item>
        <text:list-item>
          <text:p text:style-name="P37">to install: with device linked to the PC via USB: <text:span text:style-name="T42">from</text:span> the PC =&gt;<text:span text:style-name="T15"> adb install XXXX.apk</text:span></text:p>
          <text:p text:style-name="P38"/>
        </text:list-item>
      </text:list>
      <text:h text:style-name="Heading_20_2" text:outline-level="2"><text:bookmark-start text:name="__RefHeading__164_567209224"/><text:span text:style-name="T4">Us</text:span><text:span text:style-name="T8">ing</text:span><text:span text:style-name="T3"> </text:span><text:span text:style-name="T5">security </text:span><text:span text:style-name="T3">keys</text:span><text:bookmark-end text:name="__RefHeading__164_567209224"/></text:h>
      <text:p text:style-name="Standard">Use or generate keys in <text:span text:style-name="T15">tag-auth-util/test/keys </text:span><text:span text:style-name="T10"><text:line-break/></text:span><text:span text:style-name="T24">by running</text:span> <text:span text:style-name="T15">create-keys.sh</text:span></text:p>
      <text:p text:style-name="Standard"/>
      <text:p text:style-name="P4"><text:span text:style-name="T3">Keys relevant to </text:span><text:span text:style-name="T5">security</text:span><text:span text:style-name="T3"> test</text:span><text:span text:style-name="T5">s</text:span><text:span text:style-name="T3"> are:</text:span></text:p>
      <text:p text:style-name="P2"/>
      <text:p text:style-name="P19">keys/com.gsma.iariauth.sample.jks</text:p>
      <text:p text:style-name="P4">This is the example <text:span text:style-name="T22">IARI</text:span> key and certificate for the <text:span text:style-name="T22">IARI</text:span>:</text:p>
      <text:p text:style-name="Code-like">urn:urn-7:3gpp-application.ims.iari.rcs.mnc099.mcc099.iari.range.test</text:p>
      <text:p text:style-name="Standard"/>
      <text:p text:style-name="P19">keys/range-root-truststore.jks</text:p>
      <text:p text:style-name="Standard">This is the trust root for the range:</text:p>
      <text:p text:style-name="Code-like"><text:soft-page-break/>urn:urn-7:3gpp-application.ims.iari.rcs.mnc099.mcc099.*</text:p>
      <text:p text:style-name="Standard"/>
      <text:p text:style-name="P19">keys/range-root-truststore.bks</text:p>
      <text:p text:style-name="Standard">This is the equivalent to the above, but in .bks format.</text:p>
      <text:p text:style-name="Standard"/>
      <text:p text:style-name="P19">keys/package-signer.jks</text:p>
      <text:p text:style-name="Standard">This is the example key that the developer uses to sign his package.</text:p>
      <text:p text:style-name="P1">You can inspect this with the <text:span text:style-name="T15">keytool</text:span> utility;</text:p>
      <text:p text:style-name="P1">if you run this command :</text:p>
      <text:p text:style-name="Code-like">keytool -list -keystore keys/package-signer.jks</text:p>
      <text:p text:style-name="Standard"/>
      <text:p text:style-name="Standard"><text:span text:style-name="T24">the result must look like</text:span>:</text:p>
      <text:p text:style-name="Standard"/>
      <text:p text:style-name="P12">Keystore type: JKS</text:p>
      <text:p text:style-name="P12">Keystore provider: SUN</text:p>
      <text:p text:style-name="P12"/>
      <text:p text:style-name="P12">Your keystore contains 1 entry</text:p>
      <text:p text:style-name="P12"/>
      <text:p text:style-name="P12">package-signer, 07-Jun-2014, PrivateKeyEntry, </text:p>
      <text:p text:style-name="P12">Certificate fingerprint (SHA1): 7B:47:29:1F:30:46:B5:D9:6C:D9:53:72:23:B0:6E:8F:09:40:E0:A8</text:p>
      <text:p text:style-name="P13"/>
      <text:p text:style-name="P19">iari-range-authorization.xml</text:p>
      <text:p text:style-name="Standard">For the purposes of the test, this is the xml document that would normally be extracted from the application package.</text:p>
      <text:p text:style-name="Standard"/>
      <text:p text:style-name="P19">range-root-truststore.bks </text:p>
      <text:p text:style-name="Standard"><text:span text:style-name="T21">T</text:span>his is a keystore containing the trust root for the <text:span text:style-name="T21">IARI</text:span> range we are checking for.</text:p>
      <text:p text:style-name="P8"/>
      <text:p text:style-name="P7"><text:bookmark-start text:name="__RefHeading__168_567209224"/><text:bookmark-end text:name="__RefHeading__168_567209224"/></text:p>
      <text:h text:style-name="P47" text:outline-level="2"/>
      <text:h text:style-name="P41" text:outline-level="1">Non regression test</text:h>
      <text:list xml:id="list7625536952369742395" text:style-name="L9">
        <text:list-item>
          <text:p text:style-name="P53">Go to tag-auth-util/test/keys</text:p>
        </text:list-item>
        <text:list-item>
          <text:p text:style-name="P53">check that _create-keys.sh is pointing to _iarilist-rang.ext</text:p>
        </text:list-item>
        <text:list-item>
          <text:p text:style-name="P53">run ./_create-keys.sh</text:p>
        </text:list-item>
        <text:list-item>
          <text:p text:style-name="P53">go up to test directory</text:p>
        </text:list-item>
        <text:list-item>
          <text:p text:style-name="P53">run ./range-sign-test.sh</text:p>
        </text:list-item>
        <text:list-item>
          <text:p text:style-name="P53">cp keys/range-root-truststore.bks <text:s/>../../SecurityDemoAndroid/assets/<text:line-break/>cp iari-range-authorization.xml ../../SecurityDemoAndroid/assets/iari-range-test.xml</text:p>
        </text:list-item>
        <text:list-item>
          <text:p text:style-name="P53">from keys dir :<text:line-break/>adb push range-root-truststore.bks <text:s text:c="2"/>/sdcard/</text:p>
        </text:list-item>
        <text:list-item>
          <text:p text:style-name="P53">on the device</text:p>
        </text:list-item>
        <text:list-item>
          <text:p text:style-name="P53">uninstall the stack</text:p>
        </text:list-item>
        <text:list-item>
          <text:p text:style-name="P53">uninstall the test App (SecurityDemoAndroid)</text:p>
        </text:list-item>
        <text:list-item>
          <text:p text:style-name="P54">from Eclipse <text:span text:style-name="T50">(do not forget to refresh the file system)</text:span>: </text:p>
        </text:list-item>
        <text:list-item>
          <text:p text:style-name="P55">update the MainActivity finger print with </text:p>
        </text:list-item>
        <text:list-item>
          <text:p text:style-name="P54">run the stack as Android App </text:p>
        </text:list-item>
        <text:list-item>
          <text:p text:style-name="P53">run the test app as Android App =&gt; it must display true</text:p>
        </text:list-item>
        <text:list-item>
          <text:p text:style-name="P53">then</text:p>
        </text:list-item>
        <text:list-item>
          <text:p text:style-name="P53">uninstall the test app from the device</text:p>
        </text:list-item>
        <text:list-item>
          <text:p text:style-name="P53">Sign the test app with the keys/package-signer.jks</text:p>
        </text:list-item>
        <text:list-item>
          <text:p text:style-name="P53">install it to the device</text:p>
        </text:list-item>
        <text:list-item>
          <text:p text:style-name="P53">look logcat, filtered with RCS : ther must be no pb, the extension must be o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fo:language="en" fo:country="U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hadow="none"/>
      <style:text-properties style:font-name="Arial" fo:font-family="Arial"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background-color="transparent" fo:padding="0.049cm" fo:border-left="none" fo:border-right="none" fo:border-top="none" fo:border-bottom="0.06pt solid #000000" style:shadow="none" style:join-border="false">
        <style:background-image/>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 style:family="paragraph" style:parent-style-name="Standard">
      <style:paragraph-properties fo:margin-top="0cm" fo:margin-bottom="0.353cm" loext:contextual-spacing="false" fo:line-height="100%" fo:background-color="#eeeeee">
        <style:background-image/>
      </style:paragraph-properties>
    </style:style>
    <style:style style:name="Sample" style:family="paragraph" style:parent-style-name="Standard">
      <style:paragraph-properties fo:margin-top="0.199cm" fo:margin-bottom="0.101cm" loext:contextual-spacing="true"/>
      <style:text-properties fo:font-size="10pt" style:font-size-asian="10pt" style:font-size-complex="10pt"/>
    </style:style>
    <style:style style:name="Code-like" style:family="paragraph" style:parent-style-name="Standard" style:master-page-name="">
      <style:paragraph-properties fo:margin-left="0cm" fo:margin-right="0cm" fo:text-indent="0cm" style:auto-text-indent="false" style:page-number="auto" fo:background-color="transparent" style:shadow="none">
        <style:tab-stops/>
        <style:background-image/>
      </style:paragraph-properties>
      <style:text-properties fo:font-variant="normal" fo:text-transform="none" fo:color="#222222" style:font-name="Courier New" fo:font-family="'Courier New'" style:font-style-name="Normal" style:font-family-generic="modern" style:font-pitch="fixed" fo:font-size="11pt" fo:letter-spacing="normal" fo:language="zxx" fo:country="none" fo:font-style="normal" fo:font-weight="normal"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10:58:09.173000000</meta:creation-date>
    <dc:date>2014-12-10T09:16:58.517000000</dc:date>
    <meta:editing-duration>PT23H11M22S</meta:editing-duration>
    <meta:editing-cycles>49</meta:editing-cycles>
    <meta:generator>LibreOffice/4.3.4.1$Windows_x86 LibreOffice_project/bc356b2f991740509f321d70e4512a6a54c5f243</meta:generator>
    <meta:document-statistic meta:table-count="0" meta:image-count="0" meta:object-count="0" meta:page-count="5" meta:paragraph-count="121" meta:word-count="859" meta:character-count="5911" meta:non-whitespace-character-count="5210"/>
  </office:meta>
</office:document-meta>
</file>